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DefineClass( String name , byte [ ] b , @ Nullable ProtectionDomain protection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ClassReloadabl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Original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